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ff" draw:textarea-horizontal-align="justify" draw:textarea-vertical-align="middle" draw:auto-grow-height="false" fo:min-height="1.236cm" fo:min-width="3.532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1.45cm" fo:min-width="5.4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1.95cm" fo:min-width="2.1cm"/>
    </style:style>
    <style:style style:name="gr4" style:family="graphic" style:parent-style-name="standard">
      <style:graphic-properties draw:fill-color="#66ffff" draw:textarea-horizontal-align="justify" draw:textarea-vertical-align="middle" draw:auto-grow-height="false" fo:min-height="1.55cm" fo:min-width="5.1cm"/>
    </style:style>
    <style:style style:name="gr5" style:family="graphic" style:parent-style-name="standard">
      <style:graphic-properties draw:fill-color="#66ffff" draw:textarea-horizontal-align="justify" draw:textarea-vertical-align="middle" draw:auto-grow-height="false" fo:min-height="1.55cm" fo:min-width="3.554cm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 fo:min-height="1.024cm" fo:min-width="4.57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66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66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cm" svg:height="2.1cm" svg:x="2cm" svg:y="1.5cm">
          <text:p text:style-name="P1"><text:span text:style-name="T1">Address</text:span></text:p>
          <text:p text:style-name="P1"><text:span text:style-name="T1">Re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9cm" svg:height="1.7cm" svg:x="1.9cm" svg:y="4.8cm">
          <text:p text:style-name="P1">Αναζήτηση στο</text:p>
          <text:p text:style-name="P1">ARP Cach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4.4cm" svg:x="2.2cm" svg:y="7.9cm">
          <text:p text:style-name="P1">Υπάρχει</text:p>
          <text:p text:style-name="P1">Καταχώριση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5.6cm" svg:height="1.8cm" svg:x="8.9cm" svg:y="9cm">
          <text:p text:style-name="P1">Ερώτημα AR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4.4cm" svg:x="16.4cm" svg:y="7.9cm">
          <text:p text:style-name="P1">Λήφθηκε</text:p>
          <text:p text:style-name="P1">Απάντηση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5.6cm" svg:height="1.8cm" svg:x="8.9cm" svg:y="11.7cm">
          <text:p text:style-name="P1">Προσθήκη στο</text:p>
          <text:p text:style-name="P1">ARP Cach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cm" svg:height="1.8cm" svg:x="2cm" svg:y="13.8cm">
          <text:p text:style-name="P3"><text:span text:style-name="T2">Δημιουργία</text:span></text:p>
          <text:p text:style-name="P3"><text:span text:style-name="T2">Πλαισίου</text:span></text:p>
          <text:p text:style-name="P3"><text:span text:style-name="T2">Ethern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4" draw:layer="layout" svg:width="5.6cm" svg:height="1.8cm" svg:x="8.9cm" svg:y="15.4cm">
          <text:p text:style-name="P5"><text:span text:style-name="T2">Destination Host</text:span></text:p>
          <text:p text:style-name="P5"><text:span text:style-name="T2">Unreacheab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cm" svg:height="2.1cm" svg:x="2.001cm" svg:y="17.601cm">
          <text:p text:style-name="P1"><text:span text:style-name="T1">Τέλο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4.8cm" svg:y1="3.6cm" svg:x2="4.8cm" svg:y2="4.8cm">
          <text:p/>
        </draw:line>
        <draw:line draw:style-name="gr7" draw:text-style-name="P6" draw:layer="layout" svg:x1="4.8cm" svg:y1="6.5cm" svg:x2="4.8cm" svg:y2="7.9cm">
          <text:p/>
        </draw:line>
        <draw:line draw:style-name="gr7" draw:text-style-name="P6" draw:layer="layout" svg:x1="4.8cm" svg:y1="12.3cm" svg:x2="4.8cm" svg:y2="13.8cm">
          <text:p/>
        </draw:line>
        <draw:line draw:style-name="gr7" draw:text-style-name="P6" draw:layer="layout" svg:x1="4.8cm" svg:y1="15.6cm" svg:x2="4.8cm" svg:y2="17.6cm">
          <text:p/>
        </draw:line>
        <draw:line draw:style-name="gr7" draw:text-style-name="P6" draw:layer="layout" svg:x1="7.4cm" svg:y1="10.1cm" svg:x2="8.9cm" svg:y2="10.1cm">
          <text:p/>
        </draw:line>
        <draw:line draw:style-name="gr7" draw:text-style-name="P6" draw:layer="layout" svg:x1="14.5cm" svg:y1="10.1cm" svg:x2="16.4cm" svg:y2="10.1cm">
          <text:p/>
        </draw:line>
        <draw:line draw:style-name="gr8" draw:text-style-name="P6" draw:layer="layout" svg:x1="19cm" svg:y1="12.3cm" svg:x2="19cm" svg:y2="12.8cm">
          <text:p/>
        </draw:line>
        <draw:line draw:style-name="gr9" draw:text-style-name="P3" draw:layer="layout" svg:x1="14.5cm" svg:y1="12.8cm" svg:x2="19cm" svg:y2="12.8cm">
          <text:p/>
        </draw:line>
        <draw:line draw:style-name="gr9" draw:text-style-name="P3" draw:layer="layout" svg:x1="4.801cm" svg:y1="12.8cm" svg:x2="8.9cm" svg:y2="12.8cm">
          <text:p/>
        </draw:line>
        <draw:line draw:style-name="gr8" draw:text-style-name="P6" draw:layer="layout" svg:x1="21.6cm" svg:y1="10.1cm" svg:x2="23cm" svg:y2="10.1cm">
          <text:p/>
        </draw:line>
        <draw:line draw:style-name="gr8" draw:text-style-name="P6" draw:layer="layout" svg:x1="23cm" svg:y1="10.1cm" svg:x2="23cm" svg:y2="16.3cm">
          <text:p/>
        </draw:line>
        <draw:line draw:style-name="gr9" draw:text-style-name="P3" draw:layer="layout" svg:x1="14.5cm" svg:y1="16.3cm" svg:x2="23cm" svg:y2="16.3cm">
          <text:p/>
        </draw:line>
        <draw:line draw:style-name="gr9" draw:text-style-name="P3" draw:layer="layout" svg:x1="4.8cm" svg:y1="16.299cm" svg:x2="8.9cm" svg:y2="16.299cm">
          <text:p/>
        </draw:line>
        <draw:frame draw:style-name="gr10" draw:text-style-name="P8" draw:layer="layout" svg:width="1.3cm" svg:height="0.8cm" svg:x="7.5cm" svg:y="9cm">
          <draw:text-box>
            <text:p text:style-name="P7"><text:span text:style-name="T2">ΟΧΙ</text:span></text:p>
          </draw:text-box>
        </draw:frame>
        <draw:frame draw:style-name="gr10" draw:text-style-name="P8" draw:layer="layout" svg:width="1.3cm" svg:height="0.8cm" svg:x="21.7cm" svg:y="9cm">
          <draw:text-box>
            <text:p text:style-name="P7"><text:span text:style-name="T2">ΟΧΙ</text:span></text:p>
          </draw:text-box>
        </draw:frame>
        <draw:frame draw:style-name="gr10" draw:text-style-name="P8" draw:layer="layout" svg:width="1.3cm" svg:height="0.8cm" svg:x="3.1cm" svg:y="12.4cm">
          <draw:text-box>
            <text:p text:style-name="P7"><text:span text:style-name="T2">ΝΑΙ</text:span></text:p>
          </draw:text-box>
        </draw:frame>
        <draw:frame draw:style-name="gr10" draw:text-style-name="P8" draw:layer="layout" svg:width="1.3cm" svg:height="0.8cm" svg:x="16.9cm" svg:y="11.8cm">
          <draw:text-box>
            <text:p text:style-name="P7"><text:span text:style-name="T2">ΝΑ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23:07:47.366000000</meta:creation-date>
    <dc:date>2017-01-09T23:35:37.215000000</dc:date>
    <meta:editing-duration>PT7M17S</meta:editing-duration>
    <meta:editing-cycles>1</meta:editing-cycles>
    <meta:document-statistic meta:object-count="26"/>
    <meta:generator>LibreOffice/5.2.3.3$Windows_x86 LibreOffice_project/d54a8868f08a7b39642414cf2c8ef2f228f780cf</meta:generator>
  </office:meta>
</office:document-meta>
</file>